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4.098cm" svg:height="118.899cm" svg:x="0cm" svg:y="0cm">
          <draw:image xlink:href="../agile-france-2010-programme-A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Eric Le Merdy</meta:initial-creator>
    <meta:creation-date>2010-05-26T07:31:20.46</meta:creation-date>
    <dc:date>2010-05-26T07:32:45.18</dc:date>
    <dc:creator>Eric Le Merdy</dc:creator>
    <meta:editing-duration>PT00H01M25S</meta:editing-duration>
    <meta:editing-cycles>1</meta:editing-cycles>
    <meta:document-statistic meta:object-count="1"/>
    <meta:generator>OpenOffice.org/3.1$Win32 OpenOffice.org_project/310m19$Build-9420</meta:generator>
  </office:meta>
</office:document-meta>
</file>